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2137b" officeooo:paragraph-rsid="0012137b" style:font-size-asian="14pt" style:font-size-complex="16pt"/>
    </style:style>
    <style:style style:name="P2" style:family="paragraph" style:parent-style-name="Standard">
      <style:paragraph-properties fo:text-align="center" style:justify-single-word="false"/>
      <style:text-properties fo:font-size="16pt" officeooo:rsid="0013fb47" officeooo:paragraph-rsid="0013fb47" style:font-size-asian="14pt" style:font-size-complex="16pt"/>
    </style:style>
    <style:style style:name="P3" style:family="paragraph" style:parent-style-name="Standard">
      <style:paragraph-properties fo:text-align="start" style:justify-single-word="false"/>
      <style:text-properties fo:font-size="12pt" officeooo:rsid="0013fb47" officeooo:paragraph-rsid="0013fb47" style:font-size-asian="10.5pt" style:font-size-complex="12pt"/>
    </style:style>
    <style:style style:name="P4" style:family="paragraph" style:parent-style-name="Standard">
      <style:paragraph-properties fo:text-align="start" style:justify-single-word="false"/>
      <style:text-properties fo:font-size="12pt" officeooo:rsid="0013fb47" officeooo:paragraph-rsid="0016babc" style:font-size-asian="10.5pt" style:font-size-complex="12pt"/>
    </style:style>
    <style:style style:name="P5" style:family="paragraph" style:parent-style-name="Standard">
      <style:paragraph-properties fo:text-align="start" style:justify-single-word="false"/>
      <style:text-properties fo:font-size="12pt" officeooo:rsid="0013fb47" officeooo:paragraph-rsid="0017649b" style:font-size-asian="10.5pt" style:font-size-complex="12pt"/>
    </style:style>
    <style:style style:name="P6" style:family="paragraph" style:parent-style-name="Standard">
      <style:paragraph-properties fo:text-align="start" style:justify-single-word="false"/>
      <style:text-properties officeooo:paragraph-rsid="0016babc"/>
    </style:style>
    <style:style style:name="T1" style:family="text">
      <style:text-properties fo:font-size="12pt" officeooo:rsid="0013fb47" style:font-size-asian="10.5pt" style:font-size-complex="12pt"/>
    </style:style>
    <style:style style:name="T2" style:family="text">
      <style:text-properties fo:font-size="12pt" officeooo:rsid="0015c448" style:font-size-asian="10.5pt" style:font-size-complex="12pt"/>
    </style:style>
    <style:style style:name="T3" style:family="text">
      <style:text-properties officeooo:rsid="0015c448"/>
    </style:style>
    <style:style style:name="T4" style:family="text">
      <style:text-properties officeooo:rsid="0016122d"/>
    </style:style>
    <style:style style:name="T5" style:family="text">
      <style:text-properties officeooo:rsid="0016babc"/>
    </style:style>
    <style:style style:name="T6" style:family="text">
      <style:text-properties officeooo:rsid="0017649b"/>
    </style:style>
    <style:style style:name="T7" style:family="text">
      <style:text-properties officeooo:rsid="00186b7c"/>
    </style:style>
    <style:style style:name="T8" style:family="text">
      <style:text-properties officeooo:rsid="00199d6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687</text:p>
      <text:p text:style-name="P2">Online Transaction Database</text:p>
      <text:p text:style-name="P1">Paul Abers</text:p>
      <text:p text:style-name="P1">February, 15 2021</text:p>
      <text:p text:style-name="P1"/>
      <text:p text:style-name="P6"><text:span text:style-name="T1"><text:tab/>This database system supports a company that runs an online transaction website connecting customers to businesses. Essentially the same as Amazon. This database has six different tables to help the hosting company connect and track the sales and purchases between customers and the various companies offering products on the website. The six tables are company, product, user, </text:span><text:span text:style-name="T2">transaction</text:span><text:span text:style-name="T1">, support and </text:span><text:span text:style-name="T2">returns</text:span><text:span text:style-name="T1">. </text:span></text:p>
      <text:p text:style-name="P4"/>
      <text:p text:style-name="P4"><text:span text:style-name="T3"><text:tab/></text:span><text:span text:style-name="T5">The first table is the company table. It has four attributes, company name, company id, <text:s/>company address and country of origin. Only the company address is optional. This is to help customers filter products by country of origin in case they are interested in buying from and supporting specific countries. </text:span></text:p>
      <text:p text:style-name="P4"/>
      <text:p text:style-name="P4"><text:span text:style-name="T3"><text:tab/>The product table has five attributes. Product name, category, company id </text:span><text:span text:style-name="T5">(to identify which company sells the product)</text:span><text:span text:style-name="T3">, price and product id. </text:span><text:span text:style-name="T5">Each product must have a name, company id, price and product id. If the category is not specified, then miscellaneous is chosen. This would be information provided by a company (or can be overridden by the hosting company if it appears incorrect). The category is to help customers search for products in specific areas of interest. </text:span></text:p>
      <text:p text:style-name="P4"/>
      <text:p text:style-name="P4"><text:span text:style-name="T3"><text:tab/>The third table is </text:span><text:span text:style-name="T5">for </text:span><text:span text:style-name="T3">user</text:span><text:span text:style-name="T5">s</text:span><text:span text:style-name="T3"> and it facilitates keeping track of customer information. Its attributes are first name, last name, customer id and address. </text:span><text:span text:style-name="T5">All of the attributes are required, but it is on the customer to make sure that they have inputted the correct information when signing up. The customer database is not visible to anyone outside the hosting company. </text:span></text:p>
      <text:p text:style-name="P4"/>
      <text:p text:style-name="P4"><text:span text:style-name="T3"><text:tab/>The transaction table keeps track of transaction</text:span><text:span text:style-name="T4">s of customers. It has a product id </text:span><text:span text:style-name="T5">(to tell which product)</text:span><text:span text:style-name="T4">, company id </text:span><text:span text:style-name="T5">(the company selling)</text:span><text:span text:style-name="T4">, user id </text:span><text:span text:style-name="T5">(the customer purchasing)</text:span><text:span text:style-name="T4">, timestamp </text:span><text:span text:style-name="T5">(date-time of purchase)</text:span><text:span text:style-name="T4">, transaction id </text:span><text:span text:style-name="T5">(unique identifier of transaction)</text:span><text:span text:style-name="T4"> and a quantity. </text:span><text:span text:style-name="T5">This table is only partially visible to non-hosting company participants. Customers can only view transactions that match their customer id and companies can only view transactions that match their company id.</text:span></text:p>
      <text:p text:style-name="P4"/>
      <text:p text:style-name="P5"><text:span text:style-name="T4"><text:tab/>The support table contains information for customers to help them get into contact with each company’s support, if th</text:span><text:span text:style-name="T5">at company has supporter. Not all companies need to have a support available.</text:span><text:span text:style-name="T4"> It contains a company id, contact name, contact email and contact phone. </text:span></text:p>
      <text:p text:style-name="P5"/>
      <text:p text:style-name="P5"><text:span text:style-name="T4"><text:tab/>The final table is for returns. It contains a transaction id,</text:span><text:span text:style-name="T6"> </text:span><text:span text:style-name="T4">quantity, return id and timestamp. </text:span><text:span text:style-name="T6">Much like the transaction table, the entries in this table can only be viewed by partic</text:span><text:span text:style-name="T7">i</text:span><text:span text:style-name="T6">pants in the specific transaction.</text:span></text:p>
      <text:p text:style-name="P3"/>
      <text:p text:style-name="P3"><text:tab/><text:span text:style-name="T8">The database will allow companies to list their products for sale and customers to view items to purchase. Customers can search through the various products and try and find a product of interest for them to purchase by viewing many different options from various companies. The customers and companies can view the history of their transactions and returns to see what they have purchase/what they have sold. It also allows the hosting company to keep track of all sales to see what products are popular and what categories which could possibly used as information for a recommendation system.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5T18:04:20.863280549</meta:creation-date>
    <meta:generator>LibreOffice/7.0.4.2$MacOSX_X86_64 LibreOffice_project/dcf040e67528d9187c66b2379df5ea4407429775</meta:generator>
    <dc:date>2021-02-15T19:14:32.829766182</dc:date>
    <meta:editing-duration>PT27M56S</meta:editing-duration>
    <meta:editing-cycles>9</meta:editing-cycles>
    <meta:document-statistic meta:table-count="0" meta:image-count="0" meta:object-count="0" meta:page-count="1" meta:paragraph-count="12" meta:word-count="510" meta:character-count="3203" meta:non-whitespace-character-count="2690"/>
  </office:meta>
</office:document-meta>
</file>